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1-2014</text:span></text:span></text:p>
      <text:p text:style-name="P14">ACTA DE INICIO DE PROCEDIMIENTO</text:p>
      <text:p text:style-name="P15"/>
      <text:p text:style-name="P16"><text:span text:style-name="T17">Siendo las (hora),del día seis (06) de Febrero de 2014,se reunieron en la Dirección de Administración y Presupuesto de la Contraloría del estado Monagas, ubicada en el piso 3 del Edificio Sede de la Contraloría del estado Monagas, las funcionarias: </text:span><text:span text:style-name="T12"><text:s/></text:span><text:span text:style-name="T13">  </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1-2014</text:span><text:span text:style-name="T18"> </text:span><text:span text:style-name="T17">para la adquisición de </text:span><text:span text:style-name="T19">- 1200 COMISIONES POR SERVICIOS PARA CUMPLIR CON LOS BENEFICIOS SOCIALE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200 COMISIONES POR SERVICIOS PARA CUMPLIR CON LOS BENEFICIOS SOCIALE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200 COMISIONES POR SERVICIOS PARA CUMPLIR CON LOS BENEFICIOS SOCIALE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  </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